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ith_5f_very_5f_low_5f_work_5f_intensity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ith_very_low_work_intensi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5" office:value-type="float" office:value="10.4" calcext:value-type="float">
            <text:p>10.4</text:p>
          </table:table-cell>
          <table:table-cell table:style-name="ce10"/>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ith_5f_very_5f_low_5f_work_5f_intensity_5f_EUROSTAT_5f_2014.csv" style:display-name="PageStyle_D-People_living_in_households_with_very_low_work_intensi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6" meta:object-count="0"/>
    <meta:generator>LibreOfficeDev/5.1.0.3$Linux_X86_64 LibreOffice_project/</meta:generator>
  </office:meta>
</office:document-meta>
</file>